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0.956cm" fo:min-width="2.0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38cm" fo:min-width="2.076cm"/>
    </style:style>
    <style:style style:name="gr5" style:family="graphic" style:parent-style-name="standard">
      <style:graphic-properties draw:textarea-horizontal-align="justify" draw:textarea-vertical-align="middle" draw:auto-grow-height="false" fo:min-height="1.083cm" fo:min-width="2.1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27cm" svg:x="17.51cm" svg:y="2.27cm">
          <text:p text:style-name="P1">Vigil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9.89cm" svg:y="4.81cm">
          <text:p text:style-name="P1"><text:span text:style-name="T1">Programme de</text:span></text:p>
          <text:p text:style-name="P1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2.27cm" svg:y="4.81cm">
          <text:p text:style-name="P1"><text:span text:style-name="T1">Site We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7.51cm" svg:y="4.81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2.54cm" svg:height="1.27cm" svg:x="23.225cm" svg:y="43.545cm">
          <text:p text:style-name="P1"><text:span text:style-name="T1">Monitoring et</text:span></text:p>
          <text:p text:style-name="P1"><text:span text:style-name="T1">envoi d'aler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2.54cm" svg:height="1.206cm" svg:x="31.48cm" svg:y="4.81cm">
          <text:p text:style-name="P1"><text:span text:style-name="T1">Commun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4.175cm" svg:y="9.255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4.175cm" svg:y="7.35cm">
          <text:p text:style-name="P1"><text:span text:style-name="T1">Module de</text:span></text:p>
          <text:p text:style-name="P1"><text:span text:style-name="T1">pai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4cm" svg:height="1.27cm" svg:x="11.795cm" svg:y="7.35cm">
          <text:p text:style-name="P1"><text:span text:style-name="T1">Communication</text:span></text:p>
          <text:p text:style-name="P1"><text:span text:style-name="T1">avec 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54cm" svg:height="1.27cm" svg:x="19.423cm" svg:y="13.065cm">
          <text:p text:style-name="P1"><text:span text:style-name="T1">C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54cm" svg:height="1.27cm" svg:x="11.795cm" svg:y="13.065cm">
          <text:p text:style-name="P1"><text:span text:style-name="T1">Recherche des</text:span></text:p>
          <text:p text:style-name="P1"><text:span text:style-name="T1">program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54cm" svg:height="1.27cm" svg:x="19.415cm" svg:y="20.685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2.54cm" svg:height="1.27cm" svg:x="21.32cm" svg:y="41.639cm">
          <text:p text:style-name="P1"><text:span text:style-name="T1">Aler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2.54cm" svg:height="1.27cm" svg:x="19.351cm" svg:y="58.785cm">
          <text:p text:style-name="P1"><text:span text:style-name="T1">Gestion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54cm" svg:height="1.206cm" svg:x="24.622cm" svg:y="4.81cm">
          <text:p text:style-name="P1"><text:span text:style-name="T1">Machine</text:span></text:p>
          <text:p text:style-name="P1"><text:span text:style-name="T1"><text:s/></text:span><text:span text:style-name="T1">Virt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2.54cm" svg:height="1.27cm" svg:x="13.7cm" svg:y="14.97cm">
          <text:p text:style-name="P1"><text:span text:style-name="T1">Envoi résultats</text:span></text:p>
          <text:p text:style-name="P1"><text:span text:style-name="T1">au 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6.08cm" svg:y="11.16cm">
          <text:p text:style-name="P1"><text:span text:style-name="T1">Identité vis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4cm" svg:height="1.27cm" svg:x="6.08cm" svg:y="13.065cm">
          <text:p text:style-name="P1"><text:span text:style-name="T1">Mocku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7cm" svg:x="7.985cm" svg:y="14.97cm">
          <text:p text:style-name="P1"><text:span text:style-name="T1">Création du</text:span></text:p>
          <text:p text:style-name="P1"><text:span text:style-name="T1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54cm" svg:height="1.27cm" svg:x="7.985cm" svg:y="16.875cm">
          <text:p text:style-name="P1"><text:span text:style-name="T1">Dynamis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8cm" svg:y1="3.54cm" svg:x2="3.54cm" svg:y2="4.81cm" draw:start-shape="id1" draw:end-shape="id2" draw:end-glue-point="0" svg:d="M18780 3540v635h-15240v635" svg:viewBox="0 0 15241 1271">
          <text:p/>
        </draw:connector>
        <draw:connector draw:style-name="gr3" draw:text-style-name="P1" draw:layer="layout" svg:x1="18.78cm" svg:y1="3.54cm" svg:x2="11.16cm" svg:y2="4.81cm" draw:start-shape="id1" draw:start-glue-point="2" draw:end-shape="id3" svg:d="M18780 3540v635h-7620v635" svg:viewBox="0 0 7621 1271">
          <text:p/>
        </draw:connector>
        <draw:connector draw:style-name="gr3" draw:text-style-name="P1" draw:layer="layout" svg:x1="18.78cm" svg:y1="3.54cm" svg:x2="18.78cm" svg:y2="4.81cm" draw:start-shape="id1" draw:start-glue-point="2" draw:end-shape="id4" draw:end-glue-point="0" svg:d="M18780 3540v1270" svg:viewBox="0 0 1 1271">
          <text:p/>
        </draw:connector>
        <draw:connector draw:style-name="gr3" draw:text-style-name="P1" draw:layer="layout" svg:x1="18.78cm" svg:y1="3.54cm" svg:x2="25.892cm" svg:y2="4.81cm" draw:start-shape="id1" draw:end-shape="id5" draw:end-glue-point="0" svg:d="M18780 3540v635h7112v635" svg:viewBox="0 0 7113 1271">
          <text:p/>
        </draw:connector>
        <draw:custom-shape draw:style-name="gr1" draw:text-style-name="P3" xml:id="id16" draw:id="id16" draw:layer="layout" svg:width="2.54cm" svg:height="1.27cm" svg:x="13.7cm" svg:y="16.875cm">
          <text:p text:style-name="P1"><text:span text:style-name="T1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2.54cm" svg:height="1.27cm" svg:x="15.605cm" svg:y="20.685cm">
          <text:p text:style-name="P1"><text:span text:style-name="T1">Récupération liste</text:span></text:p>
          <text:p text:style-name="P1"><text:span text:style-name="T1">de 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54cm" svg:height="1.27cm" svg:x="13.636cm" svg:y="9.192cm">
          <text:p text:style-name="P1"><text:span text:style-name="T1">Spécification de</text:span></text:p>
          <text:p text:style-name="P1"><text:span text:style-name="T1">l'env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54cm" svg:height="1.27cm" svg:x="13.7cm" svg:y="11.16cm">
          <text:p text:style-name="P1"><text:span text:style-name="T1">Développement</text:span></text:p>
          <text:p text:style-name="P1"><text:span text:style-name="T1">de l'envo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.54cm" svg:height="1.27cm" svg:x="19.415cm" svg:y="7.349cm">
          <text:p text:style-name="P1"><text:span text:style-name="T1">B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54cm" svg:height="1.27cm" svg:x="21.32cm" svg:y="9.255cm">
          <text:p text:style-name="P1"><text:span text:style-name="T1">Recherche des</text:span></text:p>
          <text:p text:style-name="P1"><text:span text:style-name="T1">BDD suporté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out" svg:width="2.576cm" svg:height="1.288cm" svg:x="21.302cm" svg:y="11.142cm"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2.54cm" svg:height="1.27cm" svg:x="33.385cm" svg:y="8.62cm">
          <text:p text:style-name="P1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2.54cm" svg:height="1.27cm" svg:x="26.4cm" svg:y="6.715cm">
          <text:p text:style-name="P1"><text:span text:style-name="T1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54cm" svg:y1="6.08cm" svg:x2="4.175cm" svg:y2="7.985cm" draw:start-shape="id2" draw:start-glue-point="2" draw:end-shape="id6" draw:end-glue-point="3" svg:d="M3540 6080v1905h635" svg:viewBox="0 0 636 1906">
          <text:p/>
        </draw:connector>
        <draw:connector draw:style-name="gr3" draw:text-style-name="P1" draw:layer="layout" svg:x1="3.54cm" svg:y1="6.08cm" svg:x2="4.175cm" svg:y2="9.89cm" draw:start-shape="id2" draw:start-glue-point="2" draw:end-shape="id7" draw:end-glue-point="3" svg:d="M3540 6080v3810h635" svg:viewBox="0 0 636 3811">
          <text:p/>
        </draw:connector>
        <draw:connector draw:style-name="gr3" draw:text-style-name="P1" draw:layer="layout" svg:x1="5.445cm" svg:y1="10.525cm" svg:x2="6.08cm" svg:y2="11.795cm" draw:start-shape="id7" draw:start-glue-point="2" draw:end-shape="id8" svg:d="M5445 10525v1270h635" svg:viewBox="0 0 636 1271">
          <text:p/>
        </draw:connector>
        <draw:connector draw:style-name="gr3" draw:text-style-name="P1" draw:layer="layout" svg:x1="5.445cm" svg:y1="10.525cm" svg:x2="6.08cm" svg:y2="13.7cm" draw:start-shape="id7" draw:start-glue-point="2" draw:end-shape="id9" draw:end-glue-point="3" svg:d="M5445 10525v3175h635" svg:viewBox="0 0 636 3176">
          <text:p/>
        </draw:connector>
        <draw:connector draw:style-name="gr3" draw:text-style-name="P1" draw:layer="layout" svg:x1="7.35cm" svg:y1="14.335cm" svg:x2="7.985cm" svg:y2="15.605cm" draw:start-shape="id9" draw:start-glue-point="2" draw:end-shape="id10" svg:d="M7350 14335v1270h635" svg:viewBox="0 0 636 1271">
          <text:p/>
        </draw:connector>
        <draw:connector draw:style-name="gr3" draw:text-style-name="P1" draw:layer="layout" svg:x1="7.35cm" svg:y1="14.335cm" svg:x2="7.985cm" svg:y2="17.51cm" draw:start-shape="id9" draw:start-glue-point="2" draw:end-shape="id11" draw:end-glue-point="3" svg:d="M7350 14335v3175h635" svg:viewBox="0 0 636 3176">
          <text:p/>
        </draw:connector>
        <draw:connector draw:style-name="gr3" draw:text-style-name="P1" draw:layer="layout" svg:x1="11.16cm" svg:y1="6.08cm" svg:x2="11.795cm" svg:y2="7.985cm" draw:start-shape="id3" draw:start-glue-point="2" draw:end-shape="id12" draw:end-glue-point="3" svg:d="M11160 6080v1905h635" svg:viewBox="0 0 636 1906">
          <text:p/>
        </draw:connector>
        <draw:connector draw:style-name="gr3" draw:text-style-name="P1" draw:layer="layout" svg:x1="11.16cm" svg:y1="6.08cm" svg:x2="11.795cm" svg:y2="13.7cm" draw:start-shape="id3" draw:start-glue-point="2" draw:end-shape="id13" draw:end-glue-point="3" svg:d="M11160 6080v7620h635" svg:viewBox="0 0 636 7621">
          <text:p/>
        </draw:connector>
        <draw:connector draw:style-name="gr3" draw:text-style-name="P1" draw:layer="layout" svg:x1="13.065cm" svg:y1="8.62cm" svg:x2="13.636cm" svg:y2="9.827cm" draw:start-shape="id12" draw:start-glue-point="2" draw:end-shape="id14" draw:end-glue-point="3" svg:d="M13065 8620v1207h571" svg:viewBox="0 0 572 1208">
          <text:p/>
        </draw:connector>
        <draw:connector draw:style-name="gr3" draw:text-style-name="P1" draw:layer="layout" svg:x1="13.065cm" svg:y1="8.62cm" svg:x2="13.7cm" svg:y2="11.795cm" draw:start-shape="id12" draw:start-glue-point="2" draw:end-shape="id15" draw:end-glue-point="3" svg:d="M13065 8620v3175h635" svg:viewBox="0 0 636 3176">
          <text:p/>
        </draw:connector>
        <draw:connector draw:style-name="gr3" draw:text-style-name="P1" draw:layer="layout" svg:x1="13.065cm" svg:y1="14.335cm" svg:x2="13.7cm" svg:y2="17.51cm" draw:start-shape="id13" draw:start-glue-point="2" draw:end-shape="id16" draw:end-glue-point="3" svg:d="M13065 14335v3175h635" svg:viewBox="0 0 636 3176">
          <text:p/>
        </draw:connector>
        <draw:custom-shape draw:style-name="gr1" draw:text-style-name="P2" xml:id="id23" draw:id="id23" draw:layer="layout" svg:width="2.54cm" svg:height="1.27cm" svg:x="21.32cm" svg:y="14.97cm">
          <text:p text:style-name="P1"><text:span text:style-name="T1">Communication</text:span></text:p>
          <text:p text:style-name="P1"><text:span text:style-name="T1">avec B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.54cm" svg:height="1.27cm" svg:x="21.32cm" svg:y="16.875cm">
          <text:p text:style-name="P1"><text:span text:style-name="T1">Récupération</text:span></text:p>
          <text:p text:style-name="P1"><text:span text:style-name="T1">flux C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2.54cm" svg:height="1.27cm" svg:x="21.32cm" svg:y="18.78cm">
          <text:p text:style-name="P1"><text:span text:style-name="T1">Ajout automatique</text:span></text:p>
          <text:p text:style-name="P1"><text:span text:style-name="T1">en BD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2.54cm" svg:height="1.27cm" svg:x="21.32cm" svg:y="32.115cm">
          <text:p text:style-name="P1"><text:span text:style-name="T1">Scanner de</text:span></text:p>
          <text:p text:style-name="P1"><text:span text:style-name="T1">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2.54cm" svg:height="1.27cm" svg:x="33.385cm" svg:y="6.651cm">
          <text:p text:style-name="P1"><text:span text:style-name="T1">News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2.54cm" svg:height="1.27cm" svg:x="21.32cm" svg:y="22.59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2.54cm" svg:height="1.27cm" svg:x="23.225cm" svg:y="24.495cm">
          <text:p text:style-name="P1"><text:span text:style-name="T1">Ajout/suppression</text:span></text:p>
          <text:p text:style-name="P1"><text:span text:style-name="T1">d'un 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2.54cm" svg:height="1.27cm" svg:x="23.225cm" svg:y="26.4cm">
          <text:p text:style-name="P1"><text:span text:style-name="T1">Modification</text:span></text:p>
          <text:p text:style-name="P1"><text:span text:style-name="T1">criticité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2.54cm" svg:height="1.27cm" svg:x="23.225cm" svg:y="28.305cm">
          <text:p text:style-name="P1"><text:span text:style-name="T1">Modification</text:span></text:p>
          <text:p text:style-name="P1"><text:span text:style-name="T1">moyen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2.54cm" svg:height="1.27cm" svg:x="23.225cm" svg:y="30.21cm">
          <text:p text:style-name="P1"><text:span text:style-name="T1">Modification du</text:span></text:p>
          <text:p text:style-name="P1"><text:span text:style-name="T1">niveau de dét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2.54cm" svg:height="1.27cm" svg:x="23.225cm" svg:y="34.02cm">
          <text:p text:style-name="P1"><text:span text:style-name="T1">Récupération liste</text:span></text:p>
          <text:p text:style-name="P1"><text:span text:style-name="T1">mod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2.54cm" svg:height="1.27cm" svg:x="23.225cm" svg:y="37.83cm">
          <text:p text:style-name="P1"><text:span text:style-name="T1">Gestion</text:span></text:p>
          <text:p text:style-name="P1"><text:span text:style-name="T1">revend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2.54cm" svg:height="1.27cm" svg:x="23.225cm" svg:y="45.45cm">
          <text:p text:style-name="P1"><text:span text:style-name="T1">Type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2.54cm" svg:height="1.27cm" svg:x="25.13cm" svg:y="47.354cm">
          <text:p text:style-name="P1"><text:span text:style-name="T1">Génération alerte</text:span></text:p>
          <text:p text:style-name="P1"><text:span text:style-name="T1">complè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2.54cm" svg:height="1.27cm" svg:x="21.32cm" svg:y="35.925cm">
          <text:p text:style-name="P1"><text:span text:style-name="T1">Revend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2.54cm" svg:height="1.27cm" svg:x="23.225cm" svg:y="39.735cm">
          <text:p text:style-name="P1"><text:span text:style-name="T1">Envoi liste</text:span></text:p>
          <text:p text:style-name="P1"><text:span text:style-name="T1">par utilisa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2.54cm" svg:height="1.27cm" svg:x="21.193cm" svg:y="60.753cm">
          <text:p text:style-name="P1"><text:span text:style-name="T1">Connexion</text:span></text:p>
          <text:p text:style-name="P1"><text:span text:style-name="T1">Déconnex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2.54cm" svg:height="1.27cm" svg:x="25.13cm" svg:y="49.196cm">
          <text:p text:style-name="P1"><text:span text:style-name="T1">Génération alerte</text:span></text:p>
          <text:p text:style-name="P1"><text:span text:style-name="T1">simplifi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2.54cm" svg:height="1.27cm" svg:x="23.225cm" svg:y="51.165cm">
          <text:p text:style-name="P1"><text:span text:style-name="T1">Moyen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2.54cm" svg:height="1.27cm" svg:x="25.13cm" svg:y="53.133cm">
          <text:p text:style-name="P1"><text:span text:style-name="T1">S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2.54cm" svg:height="1.27cm" svg:x="25.13cm" svg:y="54.975cm">
          <text:p text:style-name="P1"><text:span text:style-name="T1">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2.54cm" svg:height="1.27cm" svg:x="25.13cm" svg:y="56.88cm">
          <text:p text:style-name="P1"><text:span text:style-name="T1">Notification we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2.54cm" svg:height="1.27cm" svg:x="21.193cm" svg:y="62.595cm">
          <text:p text:style-name="P1"><text:span text:style-name="T1">In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2.54cm" svg:height="1.27cm" svg:x="21.193cm" svg:y="68.31cm">
          <text:p text:style-name="P1"><text:span text:style-name="T1">Préférenc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2.54cm" svg:height="1.27cm" svg:x="23.098cm" svg:y="64.5cm">
          <text:p text:style-name="P1"><text:span text:style-name="T1">Formulaire</text:span></text:p>
          <text:p text:style-name="P1"><text:span text:style-name="T1">bas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2.54cm" svg:height="1.27cm" svg:x="23.098cm" svg:y="66.405cm">
          <text:p text:style-name="P1"><text:span text:style-name="T1">Formulaire</text:span></text:p>
          <text:p text:style-name="P1"><text:span text:style-name="T1">détaill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2.54cm" svg:height="1.27cm" svg:x="23.098cm" svg:y="70.215cm">
          <text:p text:style-name="P1"><text:span text:style-name="T1">Liste programmes</text:span></text:p>
          <text:p text:style-name="P1"><text:span text:style-name="T1">avec filt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2.54cm" svg:height="1.27cm" svg:x="23.098cm" svg:y="72.12cm">
          <text:p text:style-name="P1"><text:span text:style-name="T1">Choix type et</text:span></text:p>
          <text:p text:style-name="P1"><text:span text:style-name="T1">niveau d'aler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8cm" svg:y1="6.08cm" svg:x2="19.415cm" svg:y2="7.984cm" draw:start-shape="id4" draw:start-glue-point="2" draw:end-shape="id17" draw:end-glue-point="3" svg:d="M18780 6080v1904h635" svg:viewBox="0 0 636 1905">
          <text:p/>
        </draw:connector>
        <draw:connector draw:style-name="gr3" draw:text-style-name="P1" draw:layer="layout" svg:x1="18.78cm" svg:y1="6.08cm" svg:x2="19.423cm" svg:y2="13.7cm" draw:start-shape="id4" draw:end-shape="id18" draw:end-glue-point="3" svg:d="M18780 6080v7620h643" svg:viewBox="0 0 644 7621">
          <text:p/>
        </draw:connector>
        <draw:connector draw:style-name="gr3" draw:text-style-name="P1" draw:layer="layout" svg:x1="18.78cm" svg:y1="6.08cm" svg:x2="19.415cm" svg:y2="21.32cm" draw:start-shape="id4" draw:end-shape="id19" draw:end-glue-point="3" svg:d="M18780 6080v15240h635" svg:viewBox="0 0 636 15241">
          <text:p/>
        </draw:connector>
        <draw:connector draw:style-name="gr3" draw:text-style-name="P1" draw:layer="layout" svg:x1="18.78cm" svg:y1="6.08cm" svg:x2="19.351cm" svg:y2="59.42cm" draw:start-shape="id4" draw:start-glue-point="2" draw:end-shape="id20" draw:end-glue-point="3" svg:d="M18780 6080v53340h571" svg:viewBox="0 0 572 53341">
          <text:p/>
        </draw:connector>
        <draw:connector draw:style-name="gr3" draw:text-style-name="P1" draw:layer="layout" svg:x1="20.685cm" svg:y1="8.619cm" svg:x2="21.32cm" svg:y2="9.89cm" draw:start-shape="id17" draw:start-glue-point="2" draw:end-shape="id21" draw:end-glue-point="3" svg:d="M20685 8619v1271h635" svg:viewBox="0 0 636 1272">
          <text:p/>
        </draw:connector>
        <draw:connector draw:style-name="gr3" draw:text-style-name="P1" draw:layer="layout" svg:x1="20.685cm" svg:y1="8.619cm" svg:x2="21.302cm" svg:y2="11.786cm" draw:start-shape="id17" draw:start-glue-point="2" draw:end-shape="id22" draw:end-glue-point="3" svg:d="M20685 8619v3167h617" svg:viewBox="0 0 618 3168">
          <text:p/>
        </draw:connector>
        <draw:connector draw:style-name="gr3" draw:text-style-name="P1" draw:layer="layout" svg:x1="20.693cm" svg:y1="14.335cm" svg:x2="21.32cm" svg:y2="15.605cm" draw:start-shape="id18" draw:start-glue-point="2" draw:end-shape="id23" draw:end-glue-point="3" svg:d="M20693 14335v1270h627" svg:viewBox="0 0 628 1271">
          <text:p/>
        </draw:connector>
        <draw:connector draw:style-name="gr3" draw:text-style-name="P1" draw:layer="layout" svg:x1="20.693cm" svg:y1="14.335cm" svg:x2="21.32cm" svg:y2="17.51cm" draw:start-shape="id18" draw:end-shape="id24" draw:end-glue-point="3" svg:d="M20693 14335v3175h627" svg:viewBox="0 0 628 3176">
          <text:p/>
        </draw:connector>
        <draw:connector draw:style-name="gr3" draw:text-style-name="P1" draw:layer="layout" svg:x1="20.693cm" svg:y1="14.335cm" svg:x2="21.32cm" svg:y2="19.415cm" draw:start-shape="id18" draw:end-shape="id25" draw:end-glue-point="3" svg:d="M20693 14335v5080h627" svg:viewBox="0 0 628 5081">
          <text:p/>
        </draw:connector>
        <draw:connector draw:style-name="gr3" draw:text-style-name="P1" draw:layer="layout" svg:x1="20.685cm" svg:y1="21.955cm" svg:x2="21.32cm" svg:y2="23.225cm" draw:start-shape="id19" draw:end-shape="id26" draw:end-glue-point="3" svg:d="M20685 21955v1270h635" svg:viewBox="0 0 636 1271">
          <text:p/>
        </draw:connector>
        <draw:connector draw:style-name="gr3" draw:text-style-name="P1" draw:layer="layout" svg:x1="20.685cm" svg:y1="21.955cm" svg:x2="21.32cm" svg:y2="32.75cm" draw:start-shape="id19" draw:end-shape="id27" draw:end-glue-point="3" svg:d="M20685 21955v10795h635" svg:viewBox="0 0 636 10796">
          <text:p/>
        </draw:connector>
        <draw:connector draw:style-name="gr3" draw:text-style-name="P1" draw:layer="layout" svg:x1="20.685cm" svg:y1="21.955cm" svg:x2="21.32cm" svg:y2="36.56cm" draw:start-shape="id19" draw:end-shape="id28" draw:end-glue-point="3" svg:d="M20685 21955v14605h635" svg:viewBox="0 0 636 14606">
          <text:p/>
        </draw:connector>
        <draw:connector draw:style-name="gr3" draw:text-style-name="P1" draw:layer="layout" svg:x1="20.685cm" svg:y1="21.955cm" svg:x2="21.32cm" svg:y2="42.274cm" draw:start-shape="id19" draw:end-shape="id29" draw:end-glue-point="3" svg:d="M20685 21955v20319h635" svg:viewBox="0 0 636 20320">
          <text:p/>
        </draw:connector>
        <draw:connector draw:style-name="gr3" draw:text-style-name="P1" draw:layer="layout" svg:x1="22.59cm" svg:y1="23.86cm" svg:x2="23.225cm" svg:y2="25.13cm" draw:start-shape="id26" draw:start-glue-point="2" draw:end-shape="id30" draw:end-glue-point="3" svg:d="M22590 23860v1270h635" svg:viewBox="0 0 636 1271">
          <text:p/>
        </draw:connector>
        <draw:connector draw:style-name="gr3" draw:text-style-name="P1" draw:layer="layout" svg:x1="22.59cm" svg:y1="23.86cm" svg:x2="23.225cm" svg:y2="27.035cm" draw:start-shape="id26" draw:start-glue-point="2" draw:end-shape="id31" draw:end-glue-point="3" svg:d="M22590 23860v3175h635" svg:viewBox="0 0 636 3176">
          <text:p/>
        </draw:connector>
        <draw:connector draw:style-name="gr3" draw:text-style-name="P1" draw:layer="layout" svg:x1="22.59cm" svg:y1="23.86cm" svg:x2="23.225cm" svg:y2="28.94cm" draw:start-shape="id26" draw:start-glue-point="2" draw:end-shape="id32" draw:end-glue-point="3" svg:d="M22590 23860v5080h635" svg:viewBox="0 0 636 5081">
          <text:p/>
        </draw:connector>
        <draw:connector draw:style-name="gr3" draw:text-style-name="P1" draw:layer="layout" svg:x1="22.59cm" svg:y1="23.86cm" svg:x2="23.225cm" svg:y2="30.845cm" draw:start-shape="id26" draw:start-glue-point="2" draw:end-shape="id33" draw:end-glue-point="3" svg:d="M22590 23860v6985h635" svg:viewBox="0 0 636 6986">
          <text:p/>
        </draw:connector>
        <draw:connector draw:style-name="gr3" draw:text-style-name="P1" draw:layer="layout" svg:x1="22.59cm" svg:y1="33.385cm" svg:x2="23.225cm" svg:y2="34.655cm" draw:start-shape="id27" draw:start-glue-point="2" draw:end-shape="id34" draw:end-glue-point="3" svg:d="M22590 33385v1270h635" svg:viewBox="0 0 636 1271">
          <text:p/>
        </draw:connector>
        <draw:connector draw:style-name="gr3" draw:text-style-name="P1" draw:layer="layout" svg:x1="22.59cm" svg:y1="37.195cm" svg:x2="23.225cm" svg:y2="38.465cm" draw:start-shape="id28" draw:start-glue-point="2" draw:end-shape="id35" draw:end-glue-point="3" svg:d="M22590 37195v1270h635" svg:viewBox="0 0 636 1271">
          <text:p/>
        </draw:connector>
        <draw:connector draw:style-name="gr3" draw:text-style-name="P1" draw:layer="layout" svg:x1="22.59cm" svg:y1="37.195cm" svg:x2="23.225cm" svg:y2="40.37cm" draw:start-shape="id28" draw:end-shape="id36" draw:end-glue-point="3" svg:d="M22590 37195v3175h635" svg:viewBox="0 0 636 3176">
          <text:p/>
        </draw:connector>
        <draw:connector draw:style-name="gr3" draw:text-style-name="P1" draw:layer="layout" svg:x1="22.59cm" svg:y1="42.909cm" svg:x2="23.225cm" svg:y2="44.18cm" draw:start-shape="id29" draw:start-glue-point="2" draw:end-shape="id37" draw:end-glue-point="3" svg:d="M22590 42909v1271h635" svg:viewBox="0 0 636 1272">
          <text:p/>
        </draw:connector>
        <draw:connector draw:style-name="gr3" draw:text-style-name="P1" draw:layer="layout" svg:x1="22.59cm" svg:y1="42.909cm" svg:x2="23.225cm" svg:y2="46.085cm" draw:start-shape="id29" draw:end-shape="id38" draw:end-glue-point="3" svg:d="M22590 42909v3176h635" svg:viewBox="0 0 636 3177">
          <text:p/>
        </draw:connector>
        <draw:connector draw:style-name="gr3" draw:text-style-name="P1" draw:layer="layout" svg:x1="24.495cm" svg:y1="46.72cm" svg:x2="25.13cm" svg:y2="47.989cm" draw:start-shape="id38" draw:end-shape="id39" draw:end-glue-point="3" svg:d="M24495 46720v1269h635" svg:viewBox="0 0 636 1270">
          <text:p/>
        </draw:connector>
        <draw:connector draw:style-name="gr3" draw:text-style-name="P1" draw:layer="layout" svg:x1="24.495cm" svg:y1="46.72cm" svg:x2="25.13cm" svg:y2="49.831cm" draw:start-shape="id38" draw:end-shape="id40" draw:end-glue-point="3" svg:d="M24495 46720v3111h635" svg:viewBox="0 0 636 3112">
          <text:p/>
        </draw:connector>
        <draw:connector draw:style-name="gr3" draw:text-style-name="P1" draw:layer="layout" svg:x1="22.59cm" svg:y1="42.909cm" svg:x2="23.225cm" svg:y2="51.8cm" draw:start-shape="id29" draw:start-glue-point="2" draw:end-shape="id41" draw:end-glue-point="3" svg:d="M22590 42909v8891h635" svg:viewBox="0 0 636 8892">
          <text:p/>
        </draw:connector>
        <draw:connector draw:style-name="gr3" draw:text-style-name="P1" draw:layer="layout" svg:x1="24.495cm" svg:y1="52.435cm" svg:x2="25.13cm" svg:y2="53.768cm" draw:start-shape="id41" draw:start-glue-point="2" draw:end-shape="id42" draw:end-glue-point="3" svg:d="M24495 52435v1333h635" svg:viewBox="0 0 636 1334">
          <text:p/>
        </draw:connector>
        <draw:connector draw:style-name="gr3" draw:text-style-name="P1" draw:layer="layout" svg:x1="24.495cm" svg:y1="52.435cm" svg:x2="25.13cm" svg:y2="55.61cm" draw:start-shape="id41" draw:start-glue-point="2" draw:end-shape="id43" draw:end-glue-point="3" svg:d="M24495 52435v3175h635" svg:viewBox="0 0 636 3176">
          <text:p/>
        </draw:connector>
        <draw:connector draw:style-name="gr3" draw:text-style-name="P1" draw:layer="layout" svg:x1="24.495cm" svg:y1="52.435cm" svg:x2="25.13cm" svg:y2="57.515cm" draw:start-shape="id41" draw:start-glue-point="2" draw:end-shape="id44" draw:end-glue-point="3" svg:d="M24495 52435v5080h635" svg:viewBox="0 0 636 5081">
          <text:p/>
        </draw:connector>
        <draw:connector draw:style-name="gr3" draw:text-style-name="P1" draw:layer="layout" svg:x1="20.621cm" svg:y1="60.055cm" svg:x2="21.193cm" svg:y2="61.388cm" draw:start-shape="id20" draw:end-shape="id45" draw:end-glue-point="3" svg:d="M20621 60055v1333h572" svg:viewBox="0 0 573 1334">
          <text:p/>
        </draw:connector>
        <draw:connector draw:style-name="gr3" draw:text-style-name="P1" draw:layer="layout" svg:x1="20.621cm" svg:y1="60.055cm" svg:x2="21.193cm" svg:y2="63.23cm" draw:start-shape="id20" draw:end-shape="id46" draw:end-glue-point="3" svg:d="M20621 60055v3175h572" svg:viewBox="0 0 573 3176">
          <text:p/>
        </draw:connector>
        <draw:connector draw:style-name="gr3" draw:text-style-name="P1" draw:layer="layout" svg:x1="20.621cm" svg:y1="60.055cm" svg:x2="21.193cm" svg:y2="68.945cm" draw:start-shape="id20" draw:end-shape="id47" draw:end-glue-point="3" svg:d="M20621 60055v8890h572" svg:viewBox="0 0 573 8891">
          <text:p/>
        </draw:connector>
        <draw:connector draw:style-name="gr3" draw:text-style-name="P1" draw:layer="layout" svg:x1="22.463cm" svg:y1="63.865cm" svg:x2="23.098cm" svg:y2="65.135cm" draw:start-shape="id46" draw:start-glue-point="2" draw:end-shape="id48" draw:end-glue-point="3" svg:d="M22463 63865v1270h635" svg:viewBox="0 0 636 1271">
          <text:p/>
        </draw:connector>
        <draw:connector draw:style-name="gr3" draw:text-style-name="P1" draw:layer="layout" svg:x1="22.463cm" svg:y1="63.865cm" svg:x2="23.098cm" svg:y2="67.04cm" draw:start-shape="id46" draw:end-shape="id49" draw:end-glue-point="3" svg:d="M22463 63865v3175h635" svg:viewBox="0 0 636 3176">
          <text:p/>
        </draw:connector>
        <draw:connector draw:style-name="gr3" draw:text-style-name="P1" draw:layer="layout" svg:x1="22.463cm" svg:y1="69.58cm" svg:x2="23.098cm" svg:y2="70.85cm" draw:start-shape="id47" draw:start-glue-point="2" draw:end-shape="id50" draw:end-glue-point="3" svg:d="M22463 69580v1270h635" svg:viewBox="0 0 636 1271">
          <text:p/>
        </draw:connector>
        <draw:connector draw:style-name="gr3" draw:text-style-name="P1" draw:layer="layout" svg:x1="22.463cm" svg:y1="69.58cm" svg:x2="23.098cm" svg:y2="72.755cm" draw:start-shape="id47" draw:start-glue-point="2" draw:end-shape="id51" draw:end-glue-point="3" svg:d="M22463 69580v3175h635" svg:viewBox="0 0 636 3176">
          <text:p/>
        </draw:connector>
        <draw:custom-shape draw:style-name="gr1" draw:text-style-name="P2" xml:id="id53" draw:id="id53" draw:layer="layout" svg:width="2.54cm" svg:height="1.27cm" svg:x="26.4cm" svg:y="12.43cm">
          <text:p text:style-name="P1"><text:span text:style-name="T1">Gestion dépo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4" draw:id="id54" draw:layer="layout" svg:width="2.54cm" svg:height="1.27cm" svg:x="28.305cm" svg:y="8.62cm">
          <text:p text:style-name="P1"><text:span text:style-name="T1">Serveur 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" draw:id="id55" draw:layer="layout" svg:width="2.54cm" svg:height="1.27cm" svg:x="28.305cm" svg:y="10.525cm">
          <text:p text:style-name="P1"><text:span text:style-name="T1">Intégration</text:span></text:p>
          <text:p text:style-name="P1"><text:span text:style-name="T1">Site 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6" draw:id="id56" draw:layer="layout" svg:width="2.667cm" svg:height="1.333cm" svg:x="28.241cm" svg:y="14.304cm">
          <text:p text:style-name="P1"><text:span text:style-name="T1">Recherche des</text:span></text:p>
          <text:p text:style-name="P1"><text:span text:style-name="T1">solution exista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7" draw:id="id57" draw:layer="layout" svg:width="2.667cm" svg:height="1.333cm" svg:x="28.241cm" svg:y="16.209cm">
          <text:p text:style-name="P1"><text:span text:style-name="T1">Mise en place du</text:span></text:p>
          <text:p text:style-name="P1"><text:span text:style-name="T1">système de dép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5.892cm" svg:y1="6.016cm" svg:x2="26.4cm" svg:y2="7.35cm" draw:start-shape="id5" draw:end-shape="id52" draw:end-glue-point="3" svg:d="M25892 6016v1334h508" svg:viewBox="0 0 509 1335">
          <text:p/>
        </draw:connector>
        <draw:connector draw:style-name="gr3" draw:text-style-name="P1" draw:layer="layout" svg:x1="25.892cm" svg:y1="6.016cm" svg:x2="26.4cm" svg:y2="13.065cm" draw:start-shape="id5" draw:start-glue-point="2" draw:end-shape="id53" draw:end-glue-point="3" svg:d="M25892 6016v7049h508" svg:viewBox="0 0 509 7050">
          <text:p/>
        </draw:connector>
        <draw:connector draw:style-name="gr3" draw:text-style-name="P1" draw:layer="layout" svg:x1="27.67cm" svg:y1="7.985cm" svg:x2="28.305cm" svg:y2="9.255cm" draw:start-shape="id52" draw:start-glue-point="2" draw:end-shape="id54" svg:d="M27670 7985v1270h635" svg:viewBox="0 0 636 1271">
          <text:p/>
        </draw:connector>
        <draw:connector draw:style-name="gr3" draw:text-style-name="P1" draw:layer="layout" svg:x1="27.67cm" svg:y1="7.985cm" svg:x2="28.305cm" svg:y2="11.16cm" draw:start-shape="id52" draw:end-shape="id55" draw:end-glue-point="3" svg:d="M27670 7985v3175h635" svg:viewBox="0 0 636 3176">
          <text:p/>
        </draw:connector>
        <draw:connector draw:style-name="gr3" draw:text-style-name="P1" draw:layer="layout" svg:x1="27.67cm" svg:y1="13.7cm" svg:x2="28.241cm" svg:y2="14.97cm" draw:start-shape="id53" draw:end-shape="id56" draw:end-glue-point="3" svg:d="M27670 13700v1270h571" svg:viewBox="0 0 572 1271">
          <text:p/>
        </draw:connector>
        <draw:connector draw:style-name="gr3" draw:text-style-name="P1" draw:layer="layout" svg:x1="27.67cm" svg:y1="13.7cm" svg:x2="28.241cm" svg:y2="16.875cm" draw:start-shape="id53" draw:end-shape="id57" draw:end-glue-point="3" svg:d="M27670 13700v3175h571" svg:viewBox="0 0 572 3176">
          <text:p/>
        </draw:connector>
        <draw:connector draw:style-name="gr3" draw:text-style-name="P1" draw:layer="layout" svg:x1="18.78cm" svg:y1="3.54cm" svg:x2="32.75cm" svg:y2="4.81cm" draw:start-shape="id1" draw:end-shape="id58" draw:end-glue-point="0" svg:d="M18780 3540v635h13970v635" svg:viewBox="0 0 13971 1271">
          <text:p/>
        </draw:connector>
        <draw:custom-shape draw:style-name="gr1" draw:text-style-name="P2" xml:id="id61" draw:id="id61" draw:layer="layout" svg:width="2.54cm" svg:height="1.27cm" svg:x="33.385cm" svg:y="10.525cm">
          <text:p text:style-name="P1"><text:span text:style-name="T1">Réseaux sociaux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2.75cm" svg:y1="6.016cm" svg:x2="33.385cm" svg:y2="7.286cm" draw:start-shape="id58" draw:start-glue-point="2" draw:end-shape="id59" svg:d="M32750 6016v1270h635" svg:viewBox="0 0 636 1271">
          <text:p/>
        </draw:connector>
        <draw:connector draw:style-name="gr3" draw:text-style-name="P1" draw:layer="layout" svg:x1="32.75cm" svg:y1="6.016cm" svg:x2="33.385cm" svg:y2="9.255cm" draw:start-shape="id58" draw:start-glue-point="2" draw:end-shape="id60" draw:end-glue-point="3" svg:d="M32750 6016v3239h635" svg:viewBox="0 0 636 3240">
          <text:p/>
        </draw:connector>
        <draw:connector draw:style-name="gr3" draw:text-style-name="P1" draw:layer="layout" svg:x1="32.75cm" svg:y1="6.016cm" svg:x2="33.385cm" svg:y2="11.16cm" draw:start-shape="id58" draw:end-shape="id61" draw:end-glue-point="3" svg:d="M32750 6016v5144h635" svg:viewBox="0 0 636 5145">
          <text:p/>
        </draw:connector>
        <draw:custom-shape draw:style-name="gr1" draw:text-style-name="P2" xml:id="id63" draw:id="id63" draw:layer="layout" svg:width="2.54cm" svg:height="1.27cm" svg:x="15.605cm" svg:y="18.78cm">
          <text:p text:style-name="P1"><text:span text:style-name="T1">Détection de la</text:span></text:p>
          <text:p text:style-name="P1"><text:span text:style-name="T1">vers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8cm" svg:y1="6.08cm" svg:x2="19.351cm" svg:y2="59.42cm" svg:d="M18780 6080v53340h571" svg:viewBox="0 0 572 53341">
          <text:p/>
        </draw:connector>
        <draw:connector draw:style-name="gr3" draw:text-style-name="P1" draw:layer="layout" svg:x1="13.065cm" svg:y1="14.335cm" svg:x2="13.7cm" svg:y2="15.605cm" draw:start-shape="id13" draw:end-shape="id62" draw:end-glue-point="3" svg:d="M13065 14335v1270h635" svg:viewBox="0 0 636 1271">
          <text:p/>
        </draw:connector>
        <draw:custom-shape draw:style-name="gr1" draw:text-style-name="P2" xml:id="id65" draw:id="id65" draw:layer="layout" svg:width="2.54cm" svg:height="1.27cm" svg:x="13.7cm" svg:y="22.59cm">
          <text:p text:style-name="P1"><text:span text:style-name="T1">Windo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2.54cm" svg:height="1.27cm" svg:x="15.605cm" svg:y="26.4cm">
          <text:p text:style-name="P1"><text:span text:style-name="T1">Récupération liste</text:span></text:p>
          <text:p text:style-name="P1"><text:span text:style-name="T1">de program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8cm" svg:y1="6.08cm" svg:x2="19.351cm" svg:y2="59.42cm" svg:d="M18780 6080v53340h571" svg:viewBox="0 0 572 53341">
          <text:p/>
        </draw:connector>
        <draw:custom-shape draw:style-name="gr1" draw:text-style-name="P2" xml:id="id66" draw:id="id66" draw:layer="layout" svg:width="2.54cm" svg:height="1.27cm" svg:x="15.605cm" svg:y="24.495cm">
          <text:p text:style-name="P1"><text:span text:style-name="T1">Détection de la</text:span></text:p>
          <text:p text:style-name="P1"><text:span text:style-name="T1">ver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2.54cm" svg:height="1.27cm" svg:x="13.7cm" svg:y="28.305cm">
          <text:p text:style-name="P1"><text:span text:style-name="T1">OS 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0" draw:id="id70" draw:layer="layout" svg:width="2.54cm" svg:height="1.27cm" svg:x="15.605cm" svg:y="32.115cm">
          <text:p text:style-name="P1"><text:span text:style-name="T1">Récupération liste</text:span></text:p>
          <text:p text:style-name="P1"><text:span text:style-name="T1">de 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2.54cm" svg:height="1.27cm" svg:x="15.605cm" svg:y="30.21cm">
          <text:p text:style-name="P1"><text:span text:style-name="T1">Détection de la</text:span></text:p>
          <text:p text:style-name="P1"><text:span text:style-name="T1">vers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97cm" svg:y1="18.145cm" svg:x2="15.605cm" svg:y2="19.415cm" draw:start-shape="id16" draw:end-shape="id63" draw:end-glue-point="3" svg:d="M14970 18145v1270h635" svg:viewBox="0 0 636 1271">
          <text:p/>
        </draw:connector>
        <draw:connector draw:style-name="gr3" draw:text-style-name="P1" draw:layer="layout" svg:x1="14.97cm" svg:y1="18.145cm" svg:x2="15.605cm" svg:y2="21.32cm" draw:start-shape="id16" draw:end-shape="id64" draw:end-glue-point="3" svg:d="M14970 18145v3175h635" svg:viewBox="0 0 636 3176">
          <text:p/>
        </draw:connector>
        <draw:connector draw:style-name="gr3" draw:text-style-name="P1" draw:layer="layout" svg:x1="14.97cm" svg:y1="23.86cm" svg:x2="15.605cm" svg:y2="25.13cm" draw:start-shape="id65" draw:end-shape="id66" draw:end-glue-point="3" svg:d="M14970 23860v1270h635" svg:viewBox="0 0 636 1271">
          <text:p/>
        </draw:connector>
        <draw:connector draw:style-name="gr3" draw:text-style-name="P1" draw:layer="layout" svg:x1="14.97cm" svg:y1="23.86cm" svg:x2="15.605cm" svg:y2="27.035cm" draw:start-shape="id65" draw:end-shape="id67" draw:end-glue-point="3" svg:d="M14970 23860v3175h635" svg:viewBox="0 0 636 3176">
          <text:p/>
        </draw:connector>
        <draw:connector draw:style-name="gr3" draw:text-style-name="P1" draw:layer="layout" svg:x1="14.97cm" svg:y1="29.575cm" svg:x2="15.605cm" svg:y2="30.845cm" draw:start-shape="id68" draw:end-shape="id69" draw:end-glue-point="3" svg:d="M14970 29575v1270h635" svg:viewBox="0 0 636 1271">
          <text:p/>
        </draw:connector>
        <draw:connector draw:style-name="gr3" draw:text-style-name="P1" draw:layer="layout" svg:x1="14.97cm" svg:y1="29.575cm" svg:x2="15.605cm" svg:y2="32.75cm" draw:start-shape="id68" draw:end-shape="id70" draw:end-glue-point="3" svg:d="M14970 29575v3175h635" svg:viewBox="0 0 636 3176">
          <text:p/>
        </draw:connector>
        <draw:connector draw:style-name="gr3" draw:text-style-name="P1" draw:layer="layout" svg:x1="13.065cm" svg:y1="14.335cm" svg:x2="13.7cm" svg:y2="23.225cm" draw:start-shape="id13" draw:end-shape="id65" draw:end-glue-point="3" svg:d="M13065 14335v8890h635" svg:viewBox="0 0 636 8891">
          <text:p/>
        </draw:connector>
        <draw:connector draw:style-name="gr3" draw:text-style-name="P1" draw:layer="layout" svg:x1="13.065cm" svg:y1="14.335cm" svg:x2="13.7cm" svg:y2="28.94cm" draw:start-shape="id13" draw:end-shape="id68" draw:end-glue-point="3" svg:d="M13065 14335v14605h635" svg:viewBox="0 0 636 146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77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5T14:48:54.894106313</meta:creation-date>
    <dc:date>2015-04-05T18:55:19.752699512</dc:date>
    <meta:editing-duration>PT2H20M4S</meta:editing-duration>
    <meta:editing-cycles>37</meta:editing-cycles>
    <meta:generator>LibreOffice/4.3.7.2$Linux_X86_64 LibreOffice_project/430m0$Build-2</meta:generator>
    <meta:document-statistic meta:object-count="141"/>
  </office:meta>
</office:document-meta>
</file>